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02cm" fo:min-width="8.615cm" fo:wrap-option="wrap"/>
      <style:paragraph-properties style:writing-mode="lr-tb"/>
    </style:style>
    <style:style style:name="gr2" style:family="graphic" style:parent-style-name="standard">
      <style:graphic-properties draw:stroke="none" draw:fill="none" fo:min-height="3.1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9.34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15cm" fo:min-width="9.201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26cm" fo:min-width="9.201cm" fo:wrap-option="wrap"/>
      <style:paragraph-properties style:writing-mode="lr-tb"/>
    </style:style>
    <style:style style:name="gr6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8" style:family="graphic" style:parent-style-name="standard">
      <style:graphic-properties draw:stroke="none" draw:fill="none" fo:min-height="3.18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6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3cm" svg:height="2.54cm" svg:x="16.875cm" svg:y="9.255cm">
          <text:p text:style-name="P1">update_rq_clock_pelt</text:p>
          <draw:enhanced-geometry svg:viewBox="0 0 21600 21600" draw:text-areas="800 800 20800 20800" draw:type="round-rectangular-callout" draw:modifiers="3548.0698902885 43931.0507674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5.557cm" svg:height="3.435cm" svg:x="13.382cm" svg:y="5.82cm">
          <draw:text-box>
            <text:p text:style-name="P2"><text:span text:style-name="T1">The clock_pelt scales the time to reflect the effective amount of</text:span></text:p>
            <text:p text:style-name="P2"><text:span text:style-name="T1">computation done during the running delta time but then sync back</text:span></text:p>
            <text:p text:style-name="P2"><text:span text:style-name="T1">to clock_task when rq is idle.</text:span></text:p>
            <text:p text:style-name="P2"><text:span text:style-name="T1"/></text:p>
            <text:p text:style-name="P2"><text:span text:style-name="T1">absolute time <text:s text:c="2"/>| 1| 2| 3| 4| 5| 6| 7| 8| 9|10|11|12|13|14|15|16</text:span></text:p>
            <text:p text:style-name="P2"><text:span text:style-name="T1">@ max capacity <text:s/>------******---------------******---------------</text:span></text:p>
            <text:p text:style-name="P2"><text:span text:style-name="T1">@ half capacity ------************---------************---------</text:span></text:p>
            <text:p text:style-name="P2"><text:span text:style-name="T1">clock pelt <text:s text:c="5"/>| 1| 2| <text:s text:c="3"/>3| <text:s text:c="3"/>4| 7| 8| 9| <text:s text:c="2"/>10| <text:s text:c="2"/>11|14|15|16</text:span></text:p>
          </draw:text-box>
        </draw:frame>
        <draw:custom-shape draw:style-name="gr3" draw:text-style-name="P1" draw:layer="layout" svg:width="9.843cm" svg:height="1.27cm" svg:x="16.557cm" svg:y="14.652cm">
          <text:p text:style-name="P1">rq’s clock_pelt = scaled ti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477cm" svg:height="1.905cm" svg:x="14.653cm" svg:y="17.275cm">
          <text:p text:style-name="P1">update_load_avg</text:p>
          <text:p text:style-name="P1">now = rq’s clock_pelt 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0.477cm" svg:height="1.27cm" svg:x="13.7cm" svg:y="21.302cm">
          <text:p text:style-name="P1">update_cfs_rq_load_avg</text:p>
          <draw:enhanced-geometry svg:viewBox="0 0 21600 21600" draw:text-areas="800 800 20800 20800" draw:type="round-rectangular-callout" draw:modifiers="4248.67341095629 56659.638080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4" draw:layer="layout" svg:x1="20.685cm" svg:y1="15.94cm" svg:x2="20.685cm" svg:y2="17.21cm">
          <text:p/>
        </draw:line>
        <draw:custom-shape draw:style-name="gr5" draw:text-style-name="P1" draw:layer="layout" svg:width="10.477cm" svg:height="1.27cm" svg:x="12.947cm" svg:y="24.53cm">
          <text:p text:style-name="P1">__update_load_avg_cfs_rq</text:p>
          <draw:enhanced-geometry svg:viewBox="0 0 21600 21600" draw:text-areas="800 800 20800 20800" draw:type="round-rectangular-callout" draw:modifiers="5046.45924794808 44338.6309992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1.905cm" svg:height="0.635cm" svg:x="19.75cm" svg:y="16.14cm">
          <text:p text:style-name="P1">us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477cm" svg:height="1.27cm" svg:x="12.547cm" svg:y="27.099cm">
          <text:p text:style-name="P1">___update_load_avg</text:p>
          <draw:enhanced-geometry svg:viewBox="0 0 21600 21600" draw:text-areas="800 800 20800 20800" draw:type="round-rectangular-callout" draw:modifiers="5046.45924794808 44338.6309992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14.472cm" svg:height="3.436cm" svg:x="11.477cm" svg:y="29.892cm">
          <draw:text-box>
            <text:p text:style-name="P5"><text:a xlink:href="http://127.0.0.1/source/kernel/sched/pelt.c?v=linuxtodebug#L259" xlink:type="simple">259</text:a><text:s text:c="9"/><text:a xlink:href="http://127.0.0.1/ident?v=linuxtodebug;i=u32" xlink:type="simple">u32</text:a><text:s/><text:a xlink:href="http://127.0.0.1/ident?v=linuxtodebug;i=divider" xlink:type="simple">divider</text:a><text:s/>= <text:a xlink:href="http://127.0.0.1/ident?v=linuxtodebug;i=get_pelt_divider" xlink:type="simple">get_pelt_divider</text:a>(<text:a xlink:href="http://127.0.0.1/ident?v=linuxtodebug;i=sa" xlink:type="simple">sa</text:a>);</text:p>
            <text:p text:style-name="P5"><text:a xlink:href="http://127.0.0.1/source/kernel/sched/pelt.c?v=linuxtodebug#L260" xlink:type="simple">260</text:a><text:s/></text:p>
            <text:p text:style-name="P5"><text:a xlink:href="http://127.0.0.1/source/kernel/sched/pelt.c?v=linuxtodebug#L261" xlink:type="simple">261</text:a><text:s text:c="9"/>/*</text:p>
            <text:p text:style-name="P5"><text:a xlink:href="http://127.0.0.1/source/kernel/sched/pelt.c?v=linuxtodebug#L262" xlink:type="simple">262</text:a><text:s text:c="10"/>* Step 2: update *_avg.</text:p>
            <text:p text:style-name="P5"><text:a xlink:href="http://127.0.0.1/source/kernel/sched/pelt.c?v=linuxtodebug#L263" xlink:type="simple">263</text:a><text:s text:c="10"/>*/</text:p>
            <text:p text:style-name="P5"><text:a xlink:href="http://127.0.0.1/source/kernel/sched/pelt.c?v=linuxtodebug#L264" xlink:type="simple">264</text:a><text:s text:c="9"/><text:a xlink:href="http://127.0.0.1/ident?v=linuxtodebug;i=sa" xlink:type="simple">sa</text:a>-&gt;load_avg = <text:a xlink:href="http://127.0.0.1/ident?v=linuxtodebug;i=div_u64" xlink:type="simple">div_u64</text:a>(<text:a xlink:href="http://127.0.0.1/ident?v=linuxtodebug;i=load" xlink:type="simple">load</text:a> * <text:a xlink:href="http://127.0.0.1/ident?v=linuxtodebug;i=sa" xlink:type="simple">sa</text:a>-&gt;load_sum, <text:a xlink:href="http://127.0.0.1/ident?v=linuxtodebug;i=divider" xlink:type="simple">divider</text:a>);</text:p>
            <text:p text:style-name="P5"><text:a xlink:href="http://127.0.0.1/source/kernel/sched/pelt.c?v=linuxtodebug#L265" xlink:type="simple">265</text:a><text:s text:c="9"/><text:a xlink:href="http://127.0.0.1/ident?v=linuxtodebug;i=sa" xlink:type="simple">sa</text:a>-&gt;runnable_avg = <text:a xlink:href="http://127.0.0.1/ident?v=linuxtodebug;i=div_u64" xlink:type="simple">div_u64</text:a>(<text:a xlink:href="http://127.0.0.1/ident?v=linuxtodebug;i=sa" xlink:type="simple">sa</text:a>-&gt;runnable_sum, <text:a xlink:href="http://127.0.0.1/ident?v=linuxtodebug;i=divider" xlink:type="simple">divider</text:a>);</text:p>
            <text:p text:style-name="P5"><text:a xlink:href="http://127.0.0.1/source/kernel/sched/pelt.c?v=linuxtodebug#L266" xlink:type="simple">266</text:a><text:s text:c="9"/><text:a xlink:href="http://127.0.0.1/ident?v=linuxtodebug;i=WRITE_ONCE" xlink:type="simple">WRITE_ONCE</text:a>(<text:a xlink:href="http://127.0.0.1/ident?v=linuxtodebug;i=sa" xlink:type="simple">sa</text:a>-&gt;util_avg, <text:a xlink:href="http://127.0.0.1/ident?v=linuxtodebug;i=sa" xlink:type="simple">sa</text:a>-&gt;util_sum / <text:a xlink:href="http://127.0.0.1/ident?v=linuxtodebug;i=divider" xlink:type="simple">divider</text:a>);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9-12T09:34:42.864121074</dc:date>
    <meta:editing-duration>PT2H1M10S</meta:editing-duration>
    <meta:editing-cycles>19</meta:editing-cycles>
    <meta:generator>LibreOffice/7.3.7.2$Linux_X86_64 LibreOffice_project/30$Build-2</meta:generator>
    <meta:document-statistic meta:object-count="10"/>
  </office:meta>
</office:document-meta>
</file>